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What is the role of the instance variable sideLength?</text:p>
      <text:p text:style-name="Standard">The instance variable sideLength defines the max number of a bug can move on each side.</text:p>
      <text:p text:style-name="Standard"/>
      <text:p text:style-name="Standard">2.What is the role of the instance variable steps?</text:p>
      <text:p text:style-name="Standard">The instance variable steps counts the step's number of a bug that has moved on the current side.</text:p>
      <text:p text:style-name="Standard"/>
      <text:p text:style-name="Standard">3.Why is the turn method called twice when steps becomes equal to sideLength?</text:p>
      <text:p text:style-name="Standard">When steps becomes equal to sideLength, the bug should change it direction, because the turn method only turn the bug 45 degrees, call it twice to turn 90 degrees.</text:p>
      <text:p text:style-name="Standard"/>
      <text:p text:style-name="Standard">4.Why can the move method be called in the BoxBug class when there is no move method in the BoxBug code?</text:p>
      <text:p text:style-name="Standard">Because the BoxBug class is extended from the Bug class, the Bug class has the move method, so the BoxBug class inherits the move method from Bug class.</text:p>
      <text:p text:style-name="Standard"/>
      <text:p text:style-name="Standard">5.After a BoxBug is constructed, will the size of its square pattern always be the same? Why or why not?</text:p>
      <text:p text:style-name="Standard">After a BoxBug is constructed, the side length is determine,so the size of its square pattern always be the same.</text:p>
      <text:p text:style-name="Standard"/>
      <text:p text:style-name="Standard">6.Can the path a BoxBug travels ever change? Why or why not?</text:p>
      <text:p text:style-name="Standard">Yes. If there is a rock or an actor in front of it, it will change its direction 45 degrees to the right and start a new path.</text:p>
      <text:p text:style-name="Standard"/>
      <text:p text:style-name="Standard">7.When will the value of steps be zero?</text:p>
      <text:p text:style-name="Standard">At first, the <text:s/>value of steps is set to zero by the constructor, after that, the value of steps will be set to zero only when the steps equal to the sideLength or the bug can not mo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0T08:33:42</meta:creation-date>
    <dc:date>2015-08-20T09:03:22</dc:date>
    <meta:editing-duration>PT14M18S</meta:editing-duration>
    <meta:editing-cycles>3</meta:editing-cycles>
    <meta:generator>LibreOffice/3.5$Linux_X86_64 LibreOffice_project/350m1$Build-2</meta:generator>
    <meta:document-statistic meta:table-count="0" meta:image-count="0" meta:object-count="0" meta:page-count="1" meta:paragraph-count="14" meta:word-count="269" meta:character-count="1411" meta:non-whitespace-character-count="1155"/>
  </office:meta>
</office:document-meta>
</file>